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70fa9" officeooo:paragraph-rsid="00170fa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2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d4354" officeooo:paragraph-rsid="001d43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8c401" officeooo:paragraph-rsid="0018c40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dac63" officeooo:paragraph-rsid="001dac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54" officeooo:paragraph-rsid="001d4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7ed6" officeooo:paragraph-rsid="00197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631" officeooo:paragraph-rsid="00199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7ed6" officeooo:paragraph-rsid="00197ed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9631" officeooo:paragraph-rsid="001996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dac63" officeooo:paragraph-rsid="001dac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IN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kills Required for a Web Developer</text:p>
          </table:table-cell>
          <table:table-cell table:style-name="Table1.B1" office:value-type="string">
            <text:p text:style-name="P3">Actions to Attain those skills</text:p>
          </table:table-cell>
        </table:table-row>
        <table:table-row table:style-name="Table1.1">
          <table:table-cell table:style-name="Table1.A2" office:value-type="string">
            <text:p text:style-name="P4">Git</text:p>
          </table:table-cell>
          <table:table-cell table:style-name="Table1.B2" office:value-type="string">
            <text:list xml:id="list1191036981" text:style-name="L1">
              <text:list-item>
                <text:p text:style-name="P7">Read Git Documentation</text:p>
              </text:list-item>
              <text:list-item>
                <text:p text:style-name="P7">Try out different things in Git as you learn</text:p>
              </text:list-item>
            </text:list>
          </table:table-cell>
        </table:table-row>
        <table:table-row table:style-name="TableLine2560217516976">
          <table:table-cell table:style-name="Table1.A2" office:value-type="string">
            <text:p text:style-name="P17">HTML</text:p>
          </table:table-cell>
          <table:table-cell table:style-name="Table1.B2" office:value-type="string">
            <text:list xml:id="list1649659966" text:style-name="L2">
              <text:list-item>
                <text:p text:style-name="P8">Understand what HTML is</text:p>
              </text:list-item>
              <text:list-item>
                <text:p text:style-name="P8">Learn the important tags</text:p>
              </text:list-item>
              <text:list-item>
                <text:p text:style-name="P13">Structure</text:p>
              </text:list-item>
              <text:list-item>
                <text:p text:style-name="P16">Learn the syntax and how to integrate with CSS and JavaScript</text:p>
              </text:list-item>
            </text:list>
          </table:table-cell>
        </table:table-row>
        <table:table-row table:style-name="TableLine2560217521296">
          <table:table-cell table:style-name="Table1.A2" office:value-type="string">
            <text:p text:style-name="P17">browser-sync</text:p>
          </table:table-cell>
          <table:table-cell table:style-name="Table1.B2" office:value-type="string">
            <text:list xml:id="list1926821450" text:style-name="L3">
              <text:list-item>
                <text:p text:style-name="P11">Developer tool that let’s you run a server with multiple op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Stack Overflow</text:p>
            <text:p text:style-name="P5"/>
          </table:table-cell>
          <table:table-cell table:style-name="Table1.B2" office:value-type="string">
            <text:list xml:id="list2448989341" text:style-name="L4">
              <text:list-item>
                <text:p text:style-name="P12">Utilize this resource to get ask questions and learn new things. Understand how to ask proper ques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CSS</text:p>
          </table:table-cell>
          <table:table-cell table:style-name="Table1.B2" office:value-type="string">
            <text:list xml:id="list3450136204" text:style-name="L5">
              <text:list-item>
                <text:p text:style-name="P14">Style</text:p>
              </text:list-item>
              <text:list-item>
                <text:p text:style-name="P9"/>
              </text:list-item>
            </text:list>
          </table:table-cell>
        </table:table-row>
        <table:table-row table:style-name="TableLine2560217508048">
          <table:table-cell table:style-name="Table1.A2" office:value-type="string">
            <text:p text:style-name="P6">JavaScript</text:p>
          </table:table-cell>
          <table:table-cell table:style-name="Table1.B7" office:value-type="string">
            <text:list xml:id="list3721453821" text:style-name="L6">
              <text:list-item>
                <text:p text:style-name="P15">Behaviour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Line2560217517840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Line2560217520432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Line2560217521872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5:35:27.046000000</dc:date>
    <meta:editing-duration>PT47M50S</meta:editing-duration>
    <meta:editing-cycles>6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0" meta:word-count="92" meta:character-count="489" meta:non-whitespace-character-count="427"/>
  </office:meta>
</office:document-meta>
</file>